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8f267" officeooo:paragraph-rsid="0008f267"/>
    </style:style>
    <style:style style:name="P2" style:family="paragraph" style:parent-style-name="Standard">
      <style:text-properties fo:language="ru" fo:country="RU" officeooo:rsid="000a7b46" officeooo:paragraph-rsid="000a7b46"/>
    </style:style>
    <style:style style:name="P3" style:family="paragraph" style:parent-style-name="Standard">
      <style:text-properties fo:language="ru" fo:country="RU" officeooo:rsid="000a7b46" officeooo:paragraph-rsid="000d62ad"/>
    </style:style>
    <style:style style:name="P4" style:family="paragraph" style:parent-style-name="Standard">
      <style:text-properties fo:language="ru" fo:country="RU" officeooo:rsid="000d62ad" officeooo:paragraph-rsid="000d62ad"/>
    </style:style>
    <style:style style:name="P5" style:family="paragraph" style:parent-style-name="Standard">
      <style:text-properties fo:language="ru" fo:country="RU" officeooo:rsid="000e06bc" officeooo:paragraph-rsid="000e06bc"/>
    </style:style>
    <style:style style:name="T1" style:family="text">
      <style:text-properties fo:language="en" fo:country="US"/>
    </style:style>
    <style:style style:name="T2" style:family="text">
      <style:text-properties officeooo:rsid="000d12b6"/>
    </style:style>
    <style:style style:name="T3" style:family="text">
      <style:text-properties officeooo:rsid="000e06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урсовая работа</text:p>
      <text:p text:style-name="P1"/>
      <text:p text:style-name="P2">Введение</text:p>
      <text:p text:style-name="P2"/>
      <text:p text:style-name="P3">Практически для любого сервиса необходима уникальная комбинация имени пользователя и пароля. Безопасное хранение паролей — тема очень актуальная в любое время, тем более после недавних громких взломов крупных сайтов.</text:p>
      <text:p text:style-name="P2"><text:span text:style-name="T2">Наиболее</text:span> важные пункты, которыми пренебрегают многие пользователи, хранящие пароли в голове или на бумажке — использование на каждом сервисе отдельных паролей, и отказ от простых, легко запоминаемых паролей.</text:p>
      <text:p text:style-name="P4">Уже существует немало программ, предназначенных для хранения конфиденциальных данных, но всегда остаётся вероятность утечки паролей через уязвимости данных сервисов. Также, в случае использования сторонних приложений существует возможность <text:span text:style-name="T3">утери данных при закрытии проекта.</text:span></text:p>
      <text:p text:style-name="P5">Для того, чтобы избежать вышеописанных возможных проблем, было принято решение о разработке собственной программы с требуемым функционалом.</text:p>
      <text:p text:style-name="P4">В рамках данной курсовой работы будет описана собственная реализация приложения для хранения паролей.</text:p>
      <text:p text:style-name="P4">Приложение написано на языке <text:span text:style-name="T1">Java </text:span>и работает под управлением <text:span text:style-name="T1">Android 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2T08:47:33.235000000</meta:creation-date>
    <dc:date>2014-09-24T16:34:54.267000000</dc:date>
    <meta:editing-duration>PT19M8S</meta:editing-duration>
    <meta:editing-cycles>4</meta:editing-cycles>
    <meta:generator>LibreOffice/4.3.1.2$Windows_x86 LibreOffice_project/958349dc3b25111dbca392fbc281a05559ef6848</meta:generator>
    <meta:document-statistic meta:table-count="0" meta:image-count="0" meta:object-count="0" meta:page-count="1" meta:paragraph-count="8" meta:word-count="131" meta:character-count="1032" meta:non-whitespace-character-count="907"/>
  </office:meta>
</office:document-meta>
</file>